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14.432cm"/>
    </style:style>
    <style:style style:name="co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588cm"/>
    </style:style>
    <style:style style:name="co14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3.893cm"/>
    </style:style>
    <style:style style:name="co18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12"/>
          <table:table-cell table:style-name="ce15" table:number-columns-repeated="8"/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C/C++</text:p>
          </table:table-cell>
          <table:table-cell table:style-name="ce9" office:value-type="string" calcext:value-type="string">
            <text:p>energy usage</text:p>
          </table:table-cell>
          <table:table-cell table:style-name="ce9" office:value-type="string" calcext:value-type="string">
            <text:p>static analysis tools</text:p>
          </table:table-cell>
          <table:table-cell table:style-name="ce9" office:value-type="string" calcext:value-type="string">
            <text:p>difficulty of tasks</text:p>
          </table:table-cell>
          <table:table-cell table:style-name="ce9" office:value-type="string" calcext:value-type="string">
            <text:p>difficulty of editing</text:p>
          </table:table-cell>
          <table:table-cell table:style-name="ce9" office:value-type="string" calcext:value-type="string">
            <text:p>tool helpful</text:p>
          </table:table-cell>
          <table:table-cell table:style-name="ce9" office:value-type="string" calcext:value-type="string">
            <text:p>energy hotspots found</text:p>
          </table:table-cell>
          <table:table-cell table:style-name="ce9" office:value-type="string" calcext:value-type="string">
            <text:p>future usag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5">
          <table:table-cell table:number-columns-repeated="20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egend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office:value-type="string" calcext:value-type="string">
            <text:p>Unique identifier of the participant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>
            <text:p>Group</text:p>
          </table:table-cell>
          <table:table-cell office:value-type="string" calcext:value-type="string">
            <text:p>Group of the participant. Group A received the SPEAR tool, group B received kCachegrind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of the participan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Sex</text:p>
          </table:table-cell>
          <table:table-cell office:value-type="string" calcext:value-type="string">
            <text:p>Sex of the participant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3">
          <table:table-cell table:style-name="ce16" office:value-type="string" calcext:value-type="string" table:number-columns-spanned="2" table:number-rows-spanned="1">
            <text:p>C/C++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C/C++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energy usage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energy analysis tools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static analysis tool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static analysis tools in genera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Difficulty of task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Very difficult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Difficult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Easy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Very easy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perceived the difficulty of the tasks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Difficulty of editing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Very difficult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Difficult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Easy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Very easy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4">
          <table:table-cell office:value-type="string" calcext:value-type="string" table:number-columns-spanned="2" table:number-rows-spanned="1">
            <text:p>How the participants perceived the difficulty of the task to analyze the energy usage of the programs with</text:p>
            <text:p>The given too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Tool helpful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If participants perceived the given tool (group A SPEAR, group B kCachegrind), as helpfu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Energy hotspots found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Whether participants felt they could find energy hotspots with their tool (group A SPEAR, group B kCachegrind)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9" office:value-type="string" calcext:value-type="string">
            <text:p>Future usage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7" office:value-type="string" calcext:value-type="string">
            <text:p>Value</text:p>
          </table:table-cell>
          <table:table-cell table:style-name="ce19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5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5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5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Explanation:</text:p>
          </table:table-cell>
          <table:table-cell table:number-columns-repeated="19"/>
        </table:table-row>
        <table:table-row table:style-name="ro4">
          <table:table-cell office:value-type="string" calcext:value-type="string" table:number-columns-spanned="2" table:number-rows-spanned="1">
            <text:p>Whether participants could imagine the usage of the given tools in their regular programming workflow </text:p>
            <text:p>(group A SPEAR, group B kCachegrind)</text:p>
          </table:table-cell>
          <table:covered-table-cell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53:20.736716475</meta:creation-date>
    <dc:date>2024-11-23T23:12:48.699413791</dc:date>
    <meta:editing-duration>PT53M51S</meta:editing-duration>
    <meta:editing-cycles>12</meta:editing-cycles>
    <meta:generator>LibreOffice/7.4.7.2$Linux_X86_64 LibreOffice_project/40$Build-2</meta:generator>
    <meta:document-statistic meta:table-count="2" meta:cell-count="160" meta:object-count="0"/>
  </office:meta>
</office:document-meta>
</file>